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400000078AF3126094398B6B2.gif" manifest:media-type="image/gif"/>
  <manifest:file-entry manifest:full-path="Pictures/100002000000017A0000007889D0E1C1E93FE37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9cd" officeooo:paragraph-rsid="001c19cd"/>
    </style:style>
    <style:style style:name="P2" style:family="paragraph" style:parent-style-name="Standard">
      <style:text-properties officeooo:rsid="001e29cb" officeooo:paragraph-rsid="001e29cb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y="0cm" svg:width="10.001cm" svg:height="3.175cm" draw:z-index="0"><draw:image xlink:href="Pictures/100002000000017A0000007889D0E1C1E93FE37F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Standard"/>
      <text:p text:style-name="Standard"><draw:frame draw:style-name="fr2" draw:name="Imagen2" text:anchor-type="paragraph" svg:width="4.763cm" svg:height="3.175cm" draw:z-index="1"><draw:image xlink:href="Pictures/10000200000000B400000078AF3126094398B6B2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y="0cm" svg:width="5.664cm" svg:height="1.799cm" draw:z-index="2"><draw:image xlink:href="Pictures/100002000000017A0000007889D0E1C1E93FE37F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4" text:anchor-type="paragraph" svg:width="3.253cm" svg:height="2.168cm" draw:z-index="3"><draw:image xlink:href="Pictures/10000200000000B400000078AF3126094398B6B2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16:46.504924450</meta:creation-date>
    <dc:date>2016-11-04T18:17:24.845894775</dc:date>
    <meta:editing-duration>PT36M51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